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4.4cm" fo:min-width="0.668cm" fo:padding-top="0.176cm" fo:padding-bottom="0.176cm" fo:padding-left="0.301cm" fo:padding-right="0.301cm" draw:shadow-offset-x="0.203cm" draw:shadow-offset-y="0.203cm"/>
    </style:style>
    <style:style style:name="gr2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8.323cm" fo:min-width="0.77cm" fo:padding-top="0.176cm" fo:padding-bottom="0.176cm" fo:padding-left="0.301cm" fo:padding-right="0.301cm" draw:shadow-offset-x="0.203cm" draw:shadow-offset-y="0.203cm"/>
    </style:style>
    <style:style style:name="gr3" style:family="graphic" style:parent-style-name="standard">
      <style:graphic-properties svg:stroke-width="0.102cm" svg:stroke-color="#00a933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ff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svg:stroke-width="0.102cm" svg:stroke-color="#ff0000" draw:marker-start="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svg:stroke-width="0.102cm" svg:stroke-color="#00a933" draw:marker-start="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svg:stroke-width="0.102cm" svg:stroke-color="#000000" draw:marker-start="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2cm" fo:min-width="0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24pt" fo:font-weight="bold"/>
    </style:style>
    <style:style style:name="P4" style:family="paragraph">
      <loext:graphic-properties draw:fill="none" draw:fill-color="#ffffff"/>
      <style:text-properties fo:font-size="24pt" fo:font-weight="bold"/>
    </style:style>
    <style:style style:name="P5" style:family="paragraph">
      <style:text-properties fo:font-size="16pt" fo:font-weight="bold"/>
    </style:style>
    <style:style style:name="P6" style:family="paragraph">
      <loext:graphic-properties draw:fill="none" draw:fill-color="#ffffff"/>
      <style:text-properties fo:font-size="1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4.752cm" draw:transform="rotate (-0.785398163397448) translate (10.579cm 12.4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8.573cm" svg:x="10.525cm" svg:y="8.30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1.16cm" svg:y1="9.255cm" svg:x2="11.16cm" svg:y2="13.065cm">
          <text:p/>
        </draw:line>
        <draw:line draw:style-name="gr4" draw:text-style-name="P2" draw:layer="layout" svg:x1="8.288cm" svg:y1="15.618cm" svg:x2="10.206cm" svg:y2="13.7cm">
          <text:p/>
        </draw:line>
        <draw:frame draw:style-name="gr5" draw:text-style-name="P4" draw:layer="layout" svg:width="5.061cm" svg:height="2.139cm" svg:x="4.492cm" svg:y="12.747cm">
          <draw:text-box>
            <text:p text:style-name="P3">Secondary </text:p>
            <text:p text:style-name="P3">Actuator</text:p>
          </draw:text-box>
        </draw:frame>
        <draw:line draw:style-name="gr6" draw:text-style-name="P2" draw:layer="layout" svg:x1="12.416cm" svg:y1="14.017cm" svg:x2="16.24cm" svg:y2="10.193cm">
          <text:p/>
        </draw:line>
        <draw:line draw:style-name="gr7" draw:text-style-name="P2" draw:layer="layout" svg:x1="16.14cm" svg:y1="10.307cm" svg:x2="16.14cm" svg:y2="14.435cm">
          <text:p/>
        </draw:line>
        <draw:line draw:style-name="gr8" draw:text-style-name="P2" draw:layer="layout" svg:x1="12.547cm" svg:y1="14.017cm" svg:x2="16.357cm" svg:y2="14.017cm">
          <text:p/>
        </draw:line>
        <draw:frame draw:style-name="gr5" draw:text-style-name="P4" draw:layer="layout" svg:width="3.982cm" svg:height="2.139cm" svg:x="6.08cm" svg:y="9.657cm">
          <draw:text-box>
            <text:p text:style-name="P3">Primary </text:p>
            <text:p text:style-name="P3">Actuator</text:p>
          </draw:text-box>
        </draw:frame>
        <draw:frame draw:style-name="gr9" draw:text-style-name="P6" draw:layer="layout" svg:width="2.758cm" svg:height="1.505cm" svg:x="16.339cm" svg:y="11.56cm">
          <draw:text-box>
            <text:p text:style-name="P5">Primary </text:p>
            <text:p text:style-name="P5">Force</text:p>
          </draw:text-box>
        </draw:frame>
        <draw:frame draw:style-name="gr10" draw:text-style-name="P6" draw:layer="layout" svg:width="3.393cm" svg:height="2.132cm" svg:x="12.212cm" svg:y="10.207cm">
          <draw:text-box>
            <text:p text:style-name="P5">Secondary </text:p>
            <text:p text:style-name="P5">Force</text:p>
          </draw:text-box>
        </draw:frame>
        <draw:frame draw:style-name="gr9" draw:text-style-name="P6" draw:layer="layout" svg:width="3.492cm" svg:height="1.505cm" svg:x="13.065cm" svg:y="14.335cm">
          <draw:text-box>
            <text:p text:style-name="P5">Resultant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07-05T09:24:55.040777103</meta:creation-date>
    <dc:date>2023-07-05T09:40:54.579379038</dc:date>
    <meta:editing-duration>PT5M23S</meta:editing-duration>
    <meta:editing-cycles>1</meta:editing-cycles>
    <meta:document-statistic meta:object-count="12"/>
    <meta:generator>LibreOffice/7.2.6.2$MacOSX_AARCH64 LibreOffice_project/b0ec3a565991f7569a5a7f5d24fed7f52653d754</meta:generator>
  </office:meta>
</office:document-meta>
</file>